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74d" officeooo:paragraph-rsid="000a674d"/>
    </style:style>
    <style:style style:name="P2" style:family="paragraph" style:parent-style-name="Standard">
      <style:text-properties officeooo:rsid="000a674d" officeooo:paragraph-rsid="00292573"/>
    </style:style>
    <style:style style:name="P3" style:family="paragraph" style:parent-style-name="Standard">
      <style:text-properties officeooo:rsid="000b3d32" officeooo:paragraph-rsid="000b3d32"/>
    </style:style>
    <style:style style:name="P4" style:family="paragraph" style:parent-style-name="Standard">
      <style:text-properties officeooo:rsid="000d5866" officeooo:paragraph-rsid="000d5866"/>
    </style:style>
    <style:style style:name="P5" style:family="paragraph" style:parent-style-name="Standard">
      <style:text-properties officeooo:rsid="001376b5" officeooo:paragraph-rsid="001376b5"/>
    </style:style>
    <style:style style:name="P6" style:family="paragraph" style:parent-style-name="Standard">
      <style:text-properties officeooo:rsid="00188f11" officeooo:paragraph-rsid="00188f11"/>
    </style:style>
    <style:style style:name="P7" style:family="paragraph" style:parent-style-name="Standard">
      <style:text-properties officeooo:rsid="001f22ac" officeooo:paragraph-rsid="001f22ac"/>
    </style:style>
    <style:style style:name="P8" style:family="paragraph" style:parent-style-name="Standard">
      <style:text-properties officeooo:rsid="0020c998" officeooo:paragraph-rsid="0020c998"/>
    </style:style>
    <style:style style:name="P9" style:family="paragraph" style:parent-style-name="Standard">
      <style:text-properties officeooo:rsid="00211282" officeooo:paragraph-rsid="00211282"/>
    </style:style>
    <style:style style:name="P10" style:family="paragraph" style:parent-style-name="Standard">
      <style:text-properties officeooo:rsid="00214397" officeooo:paragraph-rsid="00214397"/>
    </style:style>
    <style:style style:name="P11" style:family="paragraph" style:parent-style-name="Standard">
      <style:text-properties officeooo:rsid="002287d8" officeooo:paragraph-rsid="002287d8"/>
    </style:style>
    <style:style style:name="P12" style:family="paragraph" style:parent-style-name="Standard">
      <style:text-properties officeooo:rsid="0023a7aa" officeooo:paragraph-rsid="0023a7aa"/>
    </style:style>
    <style:style style:name="P13" style:family="paragraph" style:parent-style-name="Standard">
      <style:text-properties officeooo:rsid="00292573" officeooo:paragraph-rsid="00292573"/>
    </style:style>
    <style:style style:name="P14" style:family="paragraph" style:parent-style-name="Standard">
      <style:text-properties officeooo:rsid="00292573" officeooo:paragraph-rsid="004c680a"/>
    </style:style>
    <style:style style:name="P15" style:family="paragraph" style:parent-style-name="Standard">
      <style:text-properties officeooo:rsid="00292573" officeooo:paragraph-rsid="004d10ad"/>
    </style:style>
    <style:style style:name="P16" style:family="paragraph" style:parent-style-name="Standard">
      <style:text-properties officeooo:rsid="00292573" officeooo:paragraph-rsid="004f40f8"/>
    </style:style>
    <style:style style:name="P17" style:family="paragraph" style:parent-style-name="Standard">
      <style:text-properties officeooo:rsid="002a917d" officeooo:paragraph-rsid="002a917d"/>
    </style:style>
    <style:style style:name="P18" style:family="paragraph" style:parent-style-name="Standard">
      <style:text-properties officeooo:rsid="002c5041" officeooo:paragraph-rsid="002d6a61"/>
    </style:style>
    <style:style style:name="P19" style:family="paragraph" style:parent-style-name="Standard">
      <style:text-properties officeooo:rsid="002d6a61" officeooo:paragraph-rsid="002d6a61"/>
    </style:style>
    <style:style style:name="P20" style:family="paragraph" style:parent-style-name="Standard">
      <style:text-properties officeooo:rsid="002e37ff" officeooo:paragraph-rsid="002e37ff"/>
    </style:style>
    <style:style style:name="P21" style:family="paragraph" style:parent-style-name="Standard">
      <style:text-properties officeooo:rsid="002e6795" officeooo:paragraph-rsid="002e6795"/>
    </style:style>
    <style:style style:name="P22" style:family="paragraph" style:parent-style-name="Standard">
      <style:text-properties officeooo:rsid="002f430b" officeooo:paragraph-rsid="002f430b"/>
    </style:style>
    <style:style style:name="P23" style:family="paragraph" style:parent-style-name="Standard">
      <style:text-properties officeooo:rsid="0030d83b" officeooo:paragraph-rsid="0030d83b"/>
    </style:style>
    <style:style style:name="P24" style:family="paragraph" style:parent-style-name="Standard">
      <style:text-properties officeooo:rsid="0031fd93" officeooo:paragraph-rsid="0031fd93"/>
    </style:style>
    <style:style style:name="P25" style:family="paragraph" style:parent-style-name="Standard">
      <style:text-properties officeooo:paragraph-rsid="0031fd93"/>
    </style:style>
    <style:style style:name="P26" style:family="paragraph" style:parent-style-name="Standard">
      <style:text-properties officeooo:rsid="0037d8a8" officeooo:paragraph-rsid="0037d8a8"/>
    </style:style>
    <style:style style:name="P27" style:family="paragraph" style:parent-style-name="Standard">
      <style:text-properties officeooo:rsid="0039d4f5" officeooo:paragraph-rsid="0039d4f5"/>
    </style:style>
    <style:style style:name="P28" style:family="paragraph" style:parent-style-name="Standard">
      <style:text-properties officeooo:rsid="0039ec5c" officeooo:paragraph-rsid="0039ec5c"/>
    </style:style>
    <style:style style:name="P29" style:family="paragraph" style:parent-style-name="Standard">
      <style:text-properties officeooo:rsid="004044d4" officeooo:paragraph-rsid="004044d4"/>
    </style:style>
    <style:style style:name="P30" style:family="paragraph" style:parent-style-name="Standard">
      <style:text-properties style:text-position="0% 100%" officeooo:rsid="0030e70c" officeooo:paragraph-rsid="0030d83b"/>
    </style:style>
    <style:style style:name="P31" style:family="paragraph" style:parent-style-name="Standard">
      <style:text-properties officeooo:rsid="00423cbf" officeooo:paragraph-rsid="00423cbf"/>
    </style:style>
    <style:style style:name="P32" style:family="paragraph" style:parent-style-name="Standard">
      <style:text-properties officeooo:rsid="0043e07c" officeooo:paragraph-rsid="0043e07c"/>
    </style:style>
    <style:style style:name="P33" style:family="paragraph" style:parent-style-name="Standard">
      <style:text-properties officeooo:rsid="0044d589" officeooo:paragraph-rsid="0044d589"/>
    </style:style>
    <style:style style:name="P34" style:family="paragraph" style:parent-style-name="Standard">
      <style:text-properties officeooo:rsid="0046065f" officeooo:paragraph-rsid="0046065f"/>
    </style:style>
    <style:style style:name="P35" style:family="paragraph" style:parent-style-name="Standard">
      <style:text-properties officeooo:rsid="00474a66" officeooo:paragraph-rsid="00474a66"/>
    </style:style>
    <style:style style:name="P36" style:family="paragraph" style:parent-style-name="Standard">
      <style:text-properties officeooo:rsid="0047836a" officeooo:paragraph-rsid="0047836a"/>
    </style:style>
    <style:style style:name="P37" style:family="paragraph" style:parent-style-name="Standard">
      <style:text-properties officeooo:rsid="004793be" officeooo:paragraph-rsid="004793be"/>
    </style:style>
    <style:style style:name="P38" style:family="paragraph" style:parent-style-name="Standard">
      <style:text-properties officeooo:rsid="00496074" officeooo:paragraph-rsid="00496074"/>
    </style:style>
    <style:style style:name="P39" style:family="paragraph" style:parent-style-name="Standard">
      <style:text-properties officeooo:rsid="004aa8b0" officeooo:paragraph-rsid="004aa8b0"/>
    </style:style>
    <style:style style:name="P40" style:family="paragraph" style:parent-style-name="Standard">
      <style:text-properties officeooo:rsid="004b256a" officeooo:paragraph-rsid="004b256a"/>
    </style:style>
    <style:style style:name="P41" style:family="paragraph" style:parent-style-name="Standard">
      <style:text-properties officeooo:rsid="004c587d" officeooo:paragraph-rsid="004c587d"/>
    </style:style>
    <style:style style:name="P42" style:family="paragraph" style:parent-style-name="Standard">
      <style:text-properties officeooo:rsid="004c680a" officeooo:paragraph-rsid="004c680a"/>
    </style:style>
    <style:style style:name="P43" style:family="paragraph" style:parent-style-name="Standard">
      <style:text-properties officeooo:rsid="004d10ad" officeooo:paragraph-rsid="004d10ad"/>
    </style:style>
    <style:style style:name="P44" style:family="paragraph" style:parent-style-name="Standard">
      <style:text-properties officeooo:rsid="004f40f8" officeooo:paragraph-rsid="004f40f8"/>
    </style:style>
    <style:style style:name="P45" style:family="paragraph" style:parent-style-name="Standard">
      <style:text-properties officeooo:rsid="0051b098" officeooo:paragraph-rsid="0051b098"/>
    </style:style>
    <style:style style:name="P46" style:family="paragraph" style:parent-style-name="Standard">
      <style:text-properties officeooo:rsid="00534f42" officeooo:paragraph-rsid="00534f42"/>
    </style:style>
    <style:style style:name="P47" style:family="paragraph" style:parent-style-name="Standard">
      <style:text-properties officeooo:rsid="005368af" officeooo:paragraph-rsid="005368af"/>
    </style:style>
    <style:style style:name="P48" style:family="paragraph" style:parent-style-name="Standard">
      <style:text-properties officeooo:rsid="00541094" officeooo:paragraph-rsid="00541094"/>
    </style:style>
    <style:style style:name="P49" style:family="paragraph" style:parent-style-name="Standard">
      <style:text-properties style:text-position="0% 100%" officeooo:rsid="00534f42" officeooo:paragraph-rsid="00534f42"/>
    </style:style>
    <style:style style:name="P50" style:family="paragraph" style:parent-style-name="Standard">
      <style:text-properties officeooo:rsid="00541094" officeooo:paragraph-rsid="00541094"/>
    </style:style>
    <style:style style:name="P51" style:family="paragraph" style:parent-style-name="Standard">
      <style:text-properties officeooo:rsid="00547d8e" officeooo:paragraph-rsid="00547d8e"/>
    </style:style>
    <style:style style:name="P52" style:family="paragraph" style:parent-style-name="Standard">
      <style:text-properties officeooo:rsid="00292573" officeooo:paragraph-rsid="00292573"/>
    </style:style>
    <style:style style:name="P53" style:family="paragraph" style:parent-style-name="Standard">
      <style:text-properties officeooo:rsid="00292573" officeooo:paragraph-rsid="00566c68"/>
    </style:style>
    <style:style style:name="P54" style:family="paragraph" style:parent-style-name="Standard">
      <style:text-properties officeooo:rsid="00566c68" officeooo:paragraph-rsid="00566c68"/>
    </style:style>
    <style:style style:name="P55" style:family="paragraph" style:parent-style-name="Standard">
      <style:text-properties officeooo:rsid="0058154f" officeooo:paragraph-rsid="0058154f"/>
    </style:style>
    <style:style style:name="P56" style:family="paragraph" style:parent-style-name="Standard">
      <style:text-properties officeooo:rsid="0058cddd" officeooo:paragraph-rsid="0058cddd"/>
    </style:style>
    <style:style style:name="P57" style:family="paragraph" style:parent-style-name="Standard">
      <style:text-properties officeooo:rsid="005c4240" officeooo:paragraph-rsid="005c4240"/>
    </style:style>
    <style:style style:name="P58" style:family="paragraph" style:parent-style-name="Standard">
      <style:text-properties officeooo:rsid="006035c7" officeooo:paragraph-rsid="006035c7"/>
    </style:style>
    <style:style style:name="P59" style:family="paragraph" style:parent-style-name="Standard">
      <style:text-properties officeooo:rsid="00615a6a" officeooo:paragraph-rsid="00615a6a"/>
    </style:style>
    <style:style style:name="P60" style:family="paragraph" style:parent-style-name="Standard">
      <style:text-properties officeooo:rsid="003e7b7a" officeooo:paragraph-rsid="003e7b7a"/>
    </style:style>
    <style:style style:name="P61" style:family="paragraph" style:parent-style-name="Standard">
      <style:text-properties officeooo:rsid="0064c3fa" officeooo:paragraph-rsid="0064c3fa"/>
    </style:style>
    <style:style style:name="P62" style:family="paragraph" style:parent-style-name="Standard">
      <style:text-properties officeooo:rsid="006638f9" officeooo:paragraph-rsid="006638f9"/>
    </style:style>
    <style:style style:name="P63" style:family="paragraph" style:parent-style-name="Standard">
      <style:text-properties officeooo:rsid="006737e4" officeooo:paragraph-rsid="006737e4"/>
    </style:style>
    <style:style style:name="P64" style:family="paragraph" style:parent-style-name="Standard">
      <style:text-properties officeooo:rsid="0068f6cc" officeooo:paragraph-rsid="0068f6cc"/>
    </style:style>
    <style:style style:name="P65" style:family="paragraph" style:parent-style-name="Standard">
      <style:text-properties officeooo:rsid="0069c7bc" officeooo:paragraph-rsid="0069c7bc"/>
    </style:style>
    <style:style style:name="P66" style:family="paragraph" style:parent-style-name="Standard">
      <style:text-properties officeooo:rsid="0069c7bc" officeooo:paragraph-rsid="0069e8f3"/>
    </style:style>
    <style:style style:name="P67" style:family="paragraph" style:parent-style-name="Standard">
      <style:text-properties officeooo:rsid="006a9df6" officeooo:paragraph-rsid="006a9df6"/>
    </style:style>
    <style:style style:name="T1" style:family="text">
      <style:text-properties officeooo:rsid="000b3d32"/>
    </style:style>
    <style:style style:name="T2" style:family="text">
      <style:text-properties officeooo:rsid="000bb95a"/>
    </style:style>
    <style:style style:name="T3" style:family="text">
      <style:text-properties officeooo:rsid="000e379f"/>
    </style:style>
    <style:style style:name="T4" style:family="text">
      <style:text-properties officeooo:rsid="000e9c1a"/>
    </style:style>
    <style:style style:name="T5" style:family="text">
      <style:text-properties officeooo:rsid="001146ce"/>
    </style:style>
    <style:style style:name="T6" style:family="text">
      <style:text-properties officeooo:rsid="00197ddb"/>
    </style:style>
    <style:style style:name="T7" style:family="text">
      <style:text-properties officeooo:rsid="001abd31"/>
    </style:style>
    <style:style style:name="T8" style:family="text">
      <style:text-properties officeooo:rsid="001b460a"/>
    </style:style>
    <style:style style:name="T9" style:family="text">
      <style:text-properties officeooo:rsid="001bf8d8"/>
    </style:style>
    <style:style style:name="T10" style:family="text">
      <style:text-properties officeooo:rsid="001d7e4a"/>
    </style:style>
    <style:style style:name="T11" style:family="text">
      <style:text-properties officeooo:rsid="001f22ac"/>
    </style:style>
    <style:style style:name="T12" style:family="text">
      <style:text-properties officeooo:rsid="0020c998"/>
    </style:style>
    <style:style style:name="T13" style:family="text">
      <style:text-properties officeooo:rsid="002102ee"/>
    </style:style>
    <style:style style:name="T14" style:family="text">
      <style:text-properties officeooo:rsid="00211282"/>
    </style:style>
    <style:style style:name="T15" style:family="text">
      <style:text-properties officeooo:rsid="002287d8"/>
    </style:style>
    <style:style style:name="T16" style:family="text">
      <style:text-properties officeooo:rsid="0023a7aa"/>
    </style:style>
    <style:style style:name="T17" style:family="text">
      <style:text-properties officeooo:rsid="0024a3f8"/>
    </style:style>
    <style:style style:name="T18" style:family="text">
      <style:text-properties officeooo:rsid="0026f7ae"/>
    </style:style>
    <style:style style:name="T19" style:family="text">
      <style:text-properties officeooo:rsid="00271138"/>
    </style:style>
    <style:style style:name="T20" style:family="text">
      <style:text-properties officeooo:rsid="0027206a"/>
    </style:style>
    <style:style style:name="T21" style:family="text">
      <style:text-properties officeooo:rsid="00277c72"/>
    </style:style>
    <style:style style:name="T22" style:family="text">
      <style:text-properties officeooo:rsid="002a917d"/>
    </style:style>
    <style:style style:name="T23" style:family="text">
      <style:text-properties officeooo:rsid="002d6a61"/>
    </style:style>
    <style:style style:name="T24" style:family="text">
      <style:text-properties officeooo:rsid="002e6795"/>
    </style:style>
    <style:style style:name="T25" style:family="text">
      <style:text-properties officeooo:rsid="002f6bf0"/>
    </style:style>
    <style:style style:name="T26" style:family="text">
      <style:text-properties officeooo:rsid="0030d83b"/>
    </style:style>
    <style:style style:name="T27" style:family="text">
      <style:text-properties officeooo:rsid="0030e70c"/>
    </style:style>
    <style:style style:name="T28" style:family="text">
      <style:text-properties style:text-position="sub 58%" officeooo:rsid="0030e70c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30e70c"/>
    </style:style>
    <style:style style:name="T31" style:family="text">
      <style:text-properties style:text-position="0% 100%" officeooo:rsid="00512c1e"/>
    </style:style>
    <style:style style:name="T32" style:family="text">
      <style:text-properties officeooo:rsid="0031fd93"/>
    </style:style>
    <style:style style:name="T33" style:family="text">
      <style:text-properties officeooo:rsid="0033b1aa"/>
    </style:style>
    <style:style style:name="T34" style:family="text">
      <style:text-properties officeooo:rsid="00353e1c"/>
    </style:style>
    <style:style style:name="T35" style:family="text">
      <style:text-properties officeooo:rsid="0035c266"/>
    </style:style>
    <style:style style:name="T36" style:family="text">
      <style:text-properties officeooo:rsid="00363d63"/>
    </style:style>
    <style:style style:name="T37" style:family="text">
      <style:text-properties officeooo:rsid="0037d8a8"/>
    </style:style>
    <style:style style:name="T38" style:family="text">
      <style:text-properties officeooo:rsid="0039ec5c"/>
    </style:style>
    <style:style style:name="T39" style:family="text">
      <style:text-properties officeooo:rsid="003b043a"/>
    </style:style>
    <style:style style:name="T40" style:family="text">
      <style:text-properties officeooo:rsid="003c7885"/>
    </style:style>
    <style:style style:name="T41" style:family="text">
      <style:text-properties officeooo:rsid="003e0f91"/>
    </style:style>
    <style:style style:name="T42" style:family="text">
      <style:text-properties officeooo:rsid="003e7b7a"/>
    </style:style>
    <style:style style:name="T43" style:family="text">
      <style:text-properties officeooo:rsid="00423cbf"/>
    </style:style>
    <style:style style:name="T44" style:family="text">
      <style:text-properties officeooo:rsid="0044f238"/>
    </style:style>
    <style:style style:name="T45" style:family="text">
      <style:text-properties officeooo:rsid="00474a66"/>
    </style:style>
    <style:style style:name="T46" style:family="text">
      <style:text-properties officeooo:rsid="0048b37e"/>
    </style:style>
    <style:style style:name="T47" style:family="text">
      <style:text-properties officeooo:rsid="004c587d"/>
    </style:style>
    <style:style style:name="T48" style:family="text">
      <style:text-properties officeooo:rsid="004c680a"/>
    </style:style>
    <style:style style:name="T49" style:family="text">
      <style:text-properties officeooo:rsid="004c7437"/>
    </style:style>
    <style:style style:name="T50" style:family="text">
      <style:text-properties officeooo:rsid="004d10ad"/>
    </style:style>
    <style:style style:name="T51" style:family="text">
      <style:text-properties officeooo:rsid="004ecad1"/>
    </style:style>
    <style:style style:name="T52" style:family="text">
      <style:text-properties officeooo:rsid="004f40f8"/>
    </style:style>
    <style:style style:name="T53" style:family="text">
      <style:text-properties officeooo:rsid="004f7a27"/>
    </style:style>
    <style:style style:name="T54" style:family="text">
      <style:text-properties officeooo:rsid="00512c1e"/>
    </style:style>
    <style:style style:name="T55" style:family="text">
      <style:text-properties style:text-position="super 58%" officeooo:rsid="00512c1e"/>
    </style:style>
    <style:style style:name="T56" style:family="text">
      <style:text-properties officeooo:rsid="005563ce"/>
    </style:style>
    <style:style style:name="T57" style:family="text">
      <style:text-properties officeooo:rsid="00566c68"/>
    </style:style>
    <style:style style:name="T58" style:family="text">
      <style:text-properties officeooo:rsid="005e80ce"/>
    </style:style>
    <style:style style:name="T59" style:family="text">
      <style:text-properties officeooo:rsid="00629061"/>
    </style:style>
    <style:style style:name="T60" style:family="text">
      <style:text-properties officeooo:rsid="0063b881"/>
    </style:style>
    <style:style style:name="T61" style:family="text">
      <style:text-properties officeooo:rsid="0069e8f3"/>
    </style:style>
    <style:style style:name="T62" style:family="text">
      <style:text-properties officeooo:rsid="006a9d2b"/>
    </style:style>
    <style:style style:name="T63" style:family="text">
      <style:text-properties officeooo:rsid="006b9d86"/>
    </style:style>
    <style:style style:name="T64" style:family="text">
      <style:text-properties officeooo:rsid="006c49bd"/>
    </style:style>
    <style:style style:name="T65" style:family="text">
      <style:text-properties officeooo:rsid="006da540"/>
    </style:style>
    <style:style style:name="T66" style:family="text">
      <style:text-properties officeooo:rsid="006e1a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学习笔记</text:p>
      <text:p text:style-name="P13"/>
      <text:p text:style-name="P13">问题<text:span text:style-name="T38">：</text:span></text:p>
      <text:p text:style-name="P28">BIOS如何访问，地址如何分配？</text:p>
      <text:p text:style-name="P28">选择子<text:span text:style-name="T40">13位＋1位G／L，共16K个段，＋16位偏移，即14＋16＝30位（1GB）的空间。</text:span></text:p>
      <text:p text:style-name="P28">如果大于物理<text:span text:style-name="T41">RAM</text:span>空间<text:span text:style-name="T41">，则可通过交换段来用同一段物理内存虚拟对应不同的逻辑地址？如何交换对应关系？</text:span></text:p>
      <text:p text:style-name="P60">RPL与CPL的关系？</text:p>
      <text:p text:style-name="P60">数据计算和数据整理分开<text:span text:style-name="T66">。有大量操作只是数据的移动存取、地址计算（简单固定），这些给ALU做是浪费时间，让ALU多任务处理各线程中的计算功能，而各线程硬件则处理数据外围。总线也可用频率或分时等复用来增加带宽。</text:span></text:p>
      <text:p text:style-name="P60"/>
      <text:p text:style-name="P67">＊＊＊＊＊＊＊＊＊＊＊＊＊＊＊＊＊＊＊＊＊＊＊＊＊＊＊＊＊＊＊</text:p>
      <text:p text:style-name="P67">I／O接口</text:p>
      <text:p text:style-name="P67">需要具备的能力：</text:p>
      <text:p text:style-name="P67">寻址<text:span text:style-name="T63">。</text:span>接入寻址系统<text:span text:style-name="T63">，识别响应</text:span></text:p>
      <text:p text:style-name="P60">输入输出<text:span text:style-name="T63">。数据和控制信息</text:span></text:p>
      <text:p text:style-name="P60">数据转换<text:span text:style-name="T63">。外设的数据模式转换为CPU的并行格式</text:span></text:p>
      <text:p text:style-name="P60">联络<text:span text:style-name="T63">。可收发状态信号</text:span></text:p>
      <text:p text:style-name="P60">中断<text:span text:style-name="T63">。提供中断管理功能</text:span></text:p>
      <text:p text:style-name="P60">复位<text:span text:style-name="T63">。</text:span></text:p>
      <text:p text:style-name="P60">编程<text:span text:style-name="T63">。提供灵活的扩展</text:span></text:p>
      <text:p text:style-name="P60">错误检测<text:span text:style-name="T63">。传输错误，覆盖错误</text:span></text:p>
      <text:p text:style-name="P60"/>
      <text:p text:style-name="P60">控制字和命令字<text:span text:style-name="T64">，进入控制寄存器，</text:span>使控制逻辑发出相应操作<text:span text:style-name="T64">。</text:span></text:p>
      <text:p text:style-name="P60"/>
      <text:p text:style-name="P60">每次<text:span text:style-name="T65">CPU操作要收到数据到达目标的信号后，才能进行下一次的传输。同样读取数据也要发出数据收到确认，才能使I／O进行下一步传输。中间的转发接口就需要将这些请求和确认信息转发到位，保证数据的传输同步。</text:span></text:p>
      <text:p text:style-name="P60"/>
      <text:p text:style-name="P60"/>
      <text:p text:style-name="P63">＊＊＊＊＊＊＊＊＊＊＊＊＊＊＊＊＊＊＊＊＊＊＊＊＊＊＊＊＊＊＊</text:p>
      <text:p text:style-name="P63">中断</text:p>
      <text:p text:style-name="P63">分级，分类</text:p>
      <text:p text:style-name="P63">向量表的设置</text:p>
      <text:p text:style-name="P64">外部中断INTR，NMI</text:p>
      <text:p text:style-name="P65">CPU响应INTR发出第一INTA，再发第二INTA使8259A送中断号至DB，CPU查中断表以跳转服务程序。</text:p>
      <text:p text:style-name="P65"/>
      <text:p text:style-name="P66">用户中断使用<text:span text:style-name="T61">：</text:span></text:p>
      <text:p text:style-name="P66"><text:span text:style-name="T61">将要用的中断向量保存，</text:span></text:p>
      <text:p text:style-name="P66"><text:span text:style-name="T61">修改中断向量至用户需要的中断服务，</text:span></text:p>
      <text:p text:style-name="P66"><text:span text:style-name="T61">保存</text:span><text:span text:style-name="T62">8259</text:span><text:span text:style-name="T61">寄存器内容，</text:span></text:p>
      <text:p text:style-name="P66"><text:span text:style-name="T61">开放中断，</text:span></text:p>
      <text:p text:style-name="P60">打开<text:span text:style-name="T61">8259对应中断位</text:span><text:span text:style-name="T62">，</text:span></text:p>
      <text:p text:style-name="P60">开启采样等待中断<text:span text:style-name="T62">，</text:span></text:p>
      <text:p text:style-name="P60">中断处理<text:span text:style-name="T62">，</text:span></text:p>
      <text:p text:style-name="P60">中断结束<text:span text:style-name="T62">，</text:span></text:p>
      <text:p text:style-name="P60">恢复原中断向量</text:p>
      <text:p text:style-name="P60">恢复<text:span text:style-name="T62">8259寄存器</text:span></text:p>
      <text:p text:style-name="P60"/>
      <text:p text:style-name="P60"/>
      <text:p text:style-name="P60"/>
      <text:p text:style-name="P60">＊＊＊＊＊＊＊＊＊＊＊＊＊＊＊＊＊＊＊＊＊＊＊＊＊＊＊＊＊＊＊</text:p>
      <text:p text:style-name="P61">I／O</text:p>
      <text:p text:style-name="P61">地址单独译码器选择。单独的指令。</text:p>
      <text:p text:style-name="P61">查询：CPU主动</text:p>
      <text:p text:style-name="P61">中断：CPU监听</text:p>
      <text:p text:style-name="P62">DMA，对I／O和存储器直接传输进行操作，专业替代CPU部分的操作。</text:p>
      <text:p text:style-name="P13"/>
      <text:p text:style-name="P13">＊＊＊＊＊＊＊＊＊＊＊＊＊＊＊＊＊＊＊＊＊＊＊＊＊＊＊＊＊＊＊</text:p>
      <text:p text:style-name="P13">存储器</text:p>
      <text:p text:style-name="P13">单元按矩阵排列，寻址重合选择法，<text:span text:style-name="T58">地址译码器X行和Y列重合选择。</text:span></text:p>
      <text:p text:style-name="P58">DRAM的刷新和存取</text:p>
      <text:p text:style-name="P58">RAM控制器，刷新动作的地址与时序，数据读写地址。</text:p>
      <text:p text:style-name="P59">CPU与存储器连接</text:p>
      <text:p text:style-name="P59">先片选，再字选。</text:p>
      <text:p text:style-name="P59">线性片选，直接用地址线连接要选择的片</text:p>
      <text:p text:style-name="P59">译码器选片，则根据地址连线与译码器的连接，来进行对应<text:span text:style-name="T59">ROM和RAM的选择。</text:span></text:p>
      <text:p text:style-name="P59">部分译码与全译码。</text:p>
      <text:p text:style-name="P59"/>
      <text:p text:style-name="P59">存储单元有几位，则有几位数据线，要组成<text:span text:style-name="T60">CPU需要的字长，则需要对应的片数来凑足位宽。比如4位的存储器，对应16位CPU的16位数据线，则需要4片才以整合为一个数据线宽度。</text:span></text:p>
      <text:p text:style-name="P13"/>
      <text:p text:style-name="P13">＊＊＊＊＊＊＊＊＊＊＊＊＊＊＊＊＊＊＊＊＊＊＊＊＊＊＊＊＊＊＊</text:p>
      <text:p text:style-name="P13">汇编程序</text:p>
      <text:p text:style-name="P13">目标程序</text:p>
      <text:p text:style-name="P13">列表程序</text:p>
      <text:p text:style-name="P13">段结构：物理地址是由段地址和偏移地址组成，标号为偏移地址，是在汇编过程中设置的。而段地址是在连接过程中确定的。由连接程序根据各段信息，为各段分配地址，并连为一体。</text:p>
      <text:p text:style-name="P13">即目标模块还要经过分配和连接，才能形成完整的可运行代码。</text:p>
      <text:p text:style-name="P57"/>
      <text:p text:style-name="P13"/>
      <text:p text:style-name="P29">＊＊＊＊＊＊＊＊＊＊＊＊＊＊＊＊＊＊＊＊＊＊＊＊＊＊＊＊＊＊＊</text:p>
      <text:p text:style-name="P29">指令系统</text:p>
      <text:p text:style-name="P29">指令在译码器转换为时序性控制信号，对相应部件按顺序发出信号。</text:p>
      <text:p text:style-name="P29">操作数：单操作数</text:p>
      <text:p text:style-name="P29">双操作数，S源，D目标。目标操作数存放结果。</text:p>
      <text:p text:style-name="P29"/>
      <text:p text:style-name="P13"><text:span text:style-name="T43">8086</text:span>指令格式<text:span text:style-name="T43">B1B2（P81）</text:span></text:p>
      <text:p text:style-name="P31">OP，D，W，MOD，REG，R／M；LD，HD，LD，HD</text:p>
      <text:p text:style-name="P32">双操作数时，最多只能有一个是存储器操作数。</text:p>
      <text:p text:style-name="P33">D，W，决定REG属性，MOD和R／M则决定另一操作数属性。</text:p>
      <text:p text:style-name="P33"/>
      <text:p text:style-name="P33">寻址：通过计算有效地址，来获取操作数内容。</text:p>
      <text:p text:style-name="P33">固定寻址：操作数寄存器，已经由指令本身确定了，不需要另外计算<text:span text:style-name="T44">EA。</text:span></text:p>
      <text:p text:style-name="P33">立即数寻址：源数已经在指令中，操作码后，直接进指令队列，无需计算<text:span text:style-name="T44">EA。</text:span></text:p>
      <text:p text:style-name="P33">寄存器寻址：源为寄存器，不需要计算<text:span text:style-name="T44">EA。</text:span></text:p>
      <text:p text:style-name="P33">存储器寻址：：</text:p>
      <text:p text:style-name="P34">1、直接寻址：直接给出偏移地址，或段外的段地址：偏移地址</text:p>
      <text:p text:style-name="P34">2、寄存器间接寻址：间址寄存器（BX，SI，DI，<text:span text:style-name="T45">{SS:}BP</text:span>）为偏移地址。应用一维数组</text:p>
      <text:p text:style-name="P35">3、寄存器相对寻址：间接＋位移量DISP（displacement)</text:p>
      <text:p text:style-name="P35">4、基址变址寻址：BX,BP基址，SI,DI变址。应用二维数组。</text:p>
      <text:p text:style-name="P35">5、相对基址变址寻址：上面＋位移量。</text:p>
      <text:p text:style-name="P36">6、串寻址：指令内定了SI／DI为串的源／的。</text:p>
      <text:p text:style-name="P13"/>
      <text:p text:style-name="P37">I/O端口寻址：16位，IN和OUT来访问</text:p>
      <text:p text:style-name="P37">1、直接端口寻址：直接数在B2字节，0－255范围。</text:p>
      <text:p text:style-name="P37">2、寄存器间接端口：只用<text:span text:style-name="T46">DX指示端口地址。对于IN AX，DX这种字数据，从DX读入AL，从DX＋1读入AH。这是两个端口地址读出的内容，而不是从一个端口读出2个字节。</text:span></text:p>
      <text:p text:style-name="P37"/>
      <text:p text:style-name="P37">指令执行时间：</text:p>
      <text:p text:style-name="P38">1、取指与执行同步，因此一般情况下不必计算在内。</text:p>
      <text:p text:style-name="P38">2、EU执行时间</text:p>
      <text:p text:style-name="P38">3、访问内存的总线周期</text:p>
      <text:p text:style-name="P38">4、计算有效地址：由寻址方式决定</text:p>
      <text:p text:style-name="P38">3和4为需要访问存储器时才有。</text:p>
      <text:p text:style-name="P38">指令占用空间：</text:p>
      <text:p text:style-name="P39">1、操作数个数</text:p>
      <text:p text:style-name="P39">2、寻址方式</text:p>
      <text:p text:style-name="P39"/>
      <text:p text:style-name="P39">指令分类：</text:p>
      <text:p text:style-name="P40">1、数据传送：MOV</text:p>
      <text:p text:style-name="P40">2、算术运算：ADD</text:p>
      <text:p text:style-name="P40">3、逻辑运算：XOR</text:p>
      <text:p text:style-name="P40">4、串操作类：LDSB</text:p>
      <text:p text:style-name="P40">5、控制转移：CALL</text:p>
      <text:p text:style-name="P40">6、处理器控制：INT</text:p>
      <text:p text:style-name="P13"/>
      <text:p text:style-name="P13">数据传送：</text:p>
      <text:p text:style-name="P41">CS和IP为指令，不允许直接修改。</text:p>
      <text:p text:style-name="P41">两个操作数中只允许有一个存储单元。</text:p>
      <text:p text:style-name="P41">段寄存器不允许送立即数。</text:p>
      <text:p text:style-name="P13">堆栈<text:span text:style-name="T47">：不允许直接POP到CS与IP。</text:span></text:p>
      <text:p text:style-name="P13">交换<text:span text:style-name="T47">：不能用段寄存器交换。</text:span></text:p>
      <text:p text:style-name="P14">累加器专用传输<text:span text:style-name="T48">：8086里AX为累加器</text:span></text:p>
      <text:p text:style-name="P42">1、IN和OUT端口只能传送到AX，AL中。</text:p>
      <text:p text:style-name="P13"><text:span text:style-name="T48">2、</text:span>换码<text:span text:style-name="T48">XLAT，AL偏移，BX表首，返回表值到AL。</text:span></text:p>
      <text:p text:style-name="P15">地址传送<text:span text:style-name="T49">：</text:span></text:p>
      <text:p text:style-name="P43">LEA获取存储单元的EA。</text:p>
      <text:p text:style-name="P15"><text:span text:style-name="T50">LDS，LES，将存储器中4字节的内容传送到段寄存器</text:span><text:span text:style-name="T51">：目的寄存器（如DS：SI）</text:span></text:p>
      <text:p text:style-name="P16">标志传送<text:span text:style-name="T52">：</text:span></text:p>
      <text:p text:style-name="P44">LAHF，SAHF，隐含AH。</text:p>
      <text:p text:style-name="P44">PUSHF，POPF，堆栈。</text:p>
      <text:p text:style-name="P15"/>
      <text:p text:style-name="P15">算术运算<text:span text:style-name="T53">：</text:span></text:p>
      <text:p text:style-name="P15">补码＝<text:span text:style-name="T54">0－原码＝2</text:span><text:span text:style-name="T55">n</text:span><text:span text:style-name="T31">－原码＝反码＋1－原码</text:span></text:p>
      <text:p text:style-name="P46"><text:span text:style-name="T31">符号扩展</text:span><text:span text:style-name="T29">CBW，CWD，扩展符号后如何参与运算？</text:span></text:p>
      <text:p text:style-name="P49">带符号数的算术运算？</text:p>
      <text:p text:style-name="P15"/>
      <text:p text:style-name="P15">逻辑运算：</text:p>
      <text:p text:style-name="P45">AND，OR，XOR，NOT，TEST</text:p>
      <text:p text:style-name="P45"/>
      <text:p text:style-name="P45">移位指令：</text:p>
      <text:p text:style-name="P47">SHL，SAL，SHR，SAR</text:p>
      <text:p text:style-name="P47">ROL，RCL，ROR，RCR</text:p>
      <text:p text:style-name="P48">CF都会受影响，</text:p>
      <text:p text:style-name="P48">可配合进行多字连续移位。</text:p>
      <text:p text:style-name="P48">SAL FIRSTW，1</text:p>
      <text:p text:style-name="P48">RCL SECONDW，1</text:p>
      <text:p text:style-name="P48">RCL THIRDW，1</text:p>
      <text:p text:style-name="P48"/>
      <text:p text:style-name="P48">串操作指令</text:p>
      <text:p text:style-name="P51">MOVS，DF标志影响操作方向</text:p>
      <text:p text:style-name="P51">CMPS</text:p>
      <text:p text:style-name="P51">SCAS</text:p>
      <text:p text:style-name="P51">LODS</text:p>
      <text:p text:style-name="P51">STOS</text:p>
      <text:p text:style-name="P51">REP<text:tab/>重复次数为CX值，实质即是循环</text:p>
      <text:p text:style-name="P51">串源在DS：SI，目的在ES：DI</text:p>
      <text:p text:style-name="P51"/>
      <text:p text:style-name="P51">指令对标志寄存器的影响，<text:span text:style-name="T56">Flag显示出指令执行的机制。</text:span></text:p>
      <text:p text:style-name="P51"/>
      <text:p text:style-name="P51">转移指令</text:p>
      <text:p text:style-name="P51">无条件<text:span text:style-name="T57">JMP，CALL。</text:span></text:p>
      <text:p text:style-name="P51">条件：<text:span text:style-name="T57">CF，ZF，SF，PF，OF。段内短转移</text:span></text:p>
      <text:p text:style-name="P51">循环：<text:span text:style-name="T57">LOOP。段内短转移</text:span></text:p>
      <text:p text:style-name="P13"/>
      <text:p text:style-name="P13">处理器控制</text:p>
      <text:p text:style-name="P53">状态设置：</text:p>
      <text:p text:style-name="P53">（<text:span text:style-name="T57">CF）CLC，CMC，STC</text:span></text:p>
      <text:p text:style-name="P54">（DF）CLD，STD</text:p>
      <text:p text:style-name="P54">（IF）CLI，STI</text:p>
      <text:p text:style-name="P54"/>
      <text:p text:style-name="P54">中断指令</text:p>
      <text:p text:style-name="P54">外部中断，内部中断</text:p>
      <text:p text:style-name="P55">8086专用中断</text:p>
      <text:p text:style-name="P55">DOS系统调用 INT21：1、入口参数。2、功能号入AH寄存器。</text:p>
      <text:p text:style-name="P55">DOS基本I／O功能：P131</text:p>
      <text:p text:style-name="P55"/>
      <text:p text:style-name="P56">BIOS中断调用</text:p>
      <text:p text:style-name="P56">这些都可以作为字典查询：了解功能和输入输出参数，即可安全使用。</text:p>
      <text:p text:style-name="P13"/>
      <text:p text:style-name="P28">＊＊＊＊＊＊＊＊＊＊＊＊＊＊＊＊＊＊＊＊＊＊＊＊＊＊＊＊＊＊＊</text:p>
      <text:p text:style-name="P28">80286保护模式</text:p>
      <text:p text:style-name="P28">存储器管理部件AU</text:p>
      <text:p text:style-name="P28">CPU给出虚拟地址，选择子<text:span text:style-name="T39">＋偏移地址，选择子在GDT中获取24位基地址，放入物理地址加法器，偏移地址也放入加法器，获得最终物理地址。</text:span></text:p>
      <text:p text:style-name="P28">特权层<text:span text:style-name="T42">：DPL，CPL，RPL</text:span></text:p>
      <text:p text:style-name="P28">当一个段代码通过选择子调入后，当前段寄存器保存选择子及<text:span text:style-name="T42">CPL。</text:span></text:p>
      <text:p text:style-name="P13"/>
      <text:p text:style-name="P24">＊＊＊＊＊＊＊＊＊＊＊＊＊＊＊＊＊＊＊＊＊＊＊＊＊＊＊＊＊＊＊</text:p>
      <text:p text:style-name="P24">存储器</text:p>
      <text:p text:style-name="P24">在<text:span text:style-name="T33">16位数据总线时，8位存储空间被分为高和低两部分。</text:span></text:p>
      <text:p text:style-name="P24">分段<text:span text:style-name="T33">：逻辑段，基地址＋偏移地址</text:span></text:p>
      <text:p text:style-name="P24">物理地址<text:span text:style-name="T34">：存储器中单元的唯一地址。</text:span></text:p>
      <text:p text:style-name="P24">逻辑地址源<text:span text:style-name="T35">：P64，表2－10。</text:span></text:p>
      <text:p text:style-name="P24">堆栈<text:span text:style-name="T36">：SS为底，SP为顶（低地址）。PUSH先SP－2，再由高到低填。POP先由低到高取，再SP＋2。</text:span></text:p>
      <text:p text:style-name="P24">专用的保留存储区<text:span text:style-name="T37">：</text:span></text:p>
      <text:p text:style-name="P25"><text:span text:style-name="T32">最低</text:span><text:span text:style-name="T37">00－7F，0000－03FF为中断向量表。</text:span></text:p>
      <text:p text:style-name="P13">最高<text:span text:style-name="T37">FFFF0－FFFFF为启动复位跳转到BIOS地址</text:span></text:p>
      <text:p text:style-name="P26">B0000－B0FFF或B8000－B8FFF为视频缓冲区</text:p>
      <text:p text:style-name="P27">I／O访问：</text:p>
      <text:p text:style-name="P27">端口独立编址，直接用16位地址线，00－FF。</text:p>
      <text:p text:style-name="P27">F8－FF为系统保留。</text:p>
      <text:p text:style-name="P13"/>
      <text:p text:style-name="P13">＊＊＊＊＊＊＊＊＊＊＊＊＊＊＊＊＊＊＊＊＊＊＊＊＊＊＊＊＊＊＊</text:p>
      <text:p text:style-name="P13">8086操作时序</text:p>
      <text:p text:style-name="P13">复位和启动：<text:span text:style-name="T22">RESET</text:span></text:p>
      <text:p text:style-name="P17">总线操作：总线读，总线写，等待</text:p>
      <text:p text:style-name="P18">总线读<text:span text:style-name="T23">：</text:span></text:p>
      <text:p text:style-name="P18">T1：CPU将地址送到地址线锁存，T2：AD转换，设置存储缓冲读信号，T3：等待至数据送上总线，T4：CPU读数据总线，清除读状态与控制信号。</text:p>
      <text:p text:style-name="P13">总线写<text:span text:style-name="T23">：</text:span></text:p>
      <text:p text:style-name="P19">T1：CPU送地址锁存，T2：CPU输出数据，设置存储缓冲写信号，T3：等待至数据写完信号READY，T4：存储写完毕，清除状态与控制信号。</text:p>
      <text:p text:style-name="P20">当无数据与<text:span text:style-name="T24">CPU交换时，</text:span>总线处于空闲周期<text:span text:style-name="T24">。</text:span></text:p>
      <text:p text:style-name="P20"/>
      <text:p text:style-name="P21">中断</text:p>
      <text:p text:style-name="P22">NMI和INTR</text:p>
      <text:p text:style-name="P22">中断码＊4即可获得存放相应服务程序入口的指针（中断向量）</text:p>
      <text:p text:style-name="P22">外设中断：请求<text:span text:style-name="T25">INTR通过8259A进入CPU，第二个总线周期的T2时CPU发INTA，8259A收到则发中断码到数据线。</text:span></text:p>
      <text:p text:style-name="P22">软件中断与<text:span text:style-name="T26">NMI与外设流程不同。</text:span></text:p>
      <text:p text:style-name="P22"/>
      <text:p text:style-name="P23">HOLD与HLDA</text:p>
      <text:p text:style-name="P23">其它总线模块请求总线占用时用HOLD，CPU让出时为HDLA，且输出浮空，EU仍执行剩余指令至需要总线为止。</text:p>
      <text:p text:style-name="P23">最大模式：<text:span text:style-name="T27">RQ／GT</text:span><text:span text:style-name="T28">0</text:span><text:span text:style-name="T30">和RQ／GT</text:span><text:span text:style-name="T28">1</text:span><text:span text:style-name="T30">连接其它总线主模块DMA或协处理器</text:span></text:p>
      <text:p text:style-name="P30">收到RQ信号，T4或下个总线周期T1给允许信号，同时输出浮空。收到释放信号，收回总线控制。</text:p>
      <text:p text:style-name="P30"/>
      <text:p text:style-name="P13"/>
      <text:p text:style-name="P11">＊＊＊＊＊＊＊＊＊＊＊＊＊＊＊＊＊＊＊＊＊＊＊＊＊＊＊＊＊＊＊</text:p>
      <text:p text:style-name="P11">微机应用层次：</text:p>
      <text:p text:style-name="P11">1、自行设计专用微处理系统<text:span text:style-name="T16">。以CPU为中心，搭配存储，I／O控制，电路设计连接安装，将控制指令写在存储芯片中，为专业方向设备。需要对芯片控制功能，指令，电路……</text:span></text:p>
      <text:p text:style-name="P11">2、OEM单板机，已经组合为基本微计算机功能<text:span text:style-name="T16">，可扩展。也偏专业，但偏扩展能力，硬件自由度也足够大，软件可以在开发工具中使用库。有利于提高开发效率。前提是有这样的硬件平台使用。</text:span></text:p>
      <text:p text:style-name="P12">3、通用计算机系统。在通用平台上进行应用软件研制。这种计算机也来源于对单板机的扩展应用<text:span text:style-name="T17">。不需要扩展硬件系统，以软件应用为主。</text:span></text:p>
      <text:p text:style-name="P12"/>
      <text:p text:style-name="P1"/>
      <text:p text:style-name="P6">＊＊＊＊＊＊＊＊＊＊＊＊＊＊＊＊＊＊＊＊＊＊＊＊＊＊＊＊＊＊＊</text:p>
      <text:p text:style-name="P6">学习操作系统是发展的过程。</text:p>
      <text:p text:style-name="P6">电脑基本的运行原理，被设计出来做什么工作，最原始状态。</text:p>
      <text:p text:style-name="P6">用原始状态完成任务，再逐渐扩展到更多功能需求，就需要提供可利用底层库，来实现功能上的扩展<text:span text:style-name="T6">。</text:span></text:p>
      <text:p text:style-name="P6"/>
      <text:p text:style-name="P7">《微计算机原理》</text:p>
      <text:p text:style-name="P6">微电脑结构<text:span text:style-name="T8">：</text:span><text:span text:style-name="T11">P15</text:span></text:p>
      <text:p text:style-name="P1">寄存器<text:span text:style-name="T9">，存放关键数据，以加快运行效率</text:span></text:p>
      <text:p text:style-name="P1">运算器<text:span text:style-name="T7">，负责执行逻辑运算</text:span><text:span text:style-name="T8">。</text:span></text:p>
      <text:p text:style-name="P1">控制器<text:span text:style-name="T7">，为运行流程的发布者</text:span><text:span text:style-name="T8">，让每个元件按顺序运行。</text:span></text:p>
      <text:p text:style-name="P1">缓冲器<text:span text:style-name="T12">，数据缓冲／地址缓冲。</text:span></text:p>
      <text:p text:style-name="P1"/>
      <text:p text:style-name="P1">总线<text:span text:style-name="T10">：</text:span></text:p>
      <text:p text:style-name="P1">数据总线<text:span text:style-name="T10">，传递数据</text:span></text:p>
      <text:p text:style-name="P1">地址总线<text:span text:style-name="T10">，存储空间访问</text:span></text:p>
      <text:p text:style-name="P1">控制总线<text:span text:style-name="T10">，与其它模块交换控制信号的过程</text:span></text:p>
      <text:p text:style-name="P1"/>
      <text:p text:style-name="P1">存储器<text:span text:style-name="T12">：</text:span></text:p>
      <text:p text:style-name="P1">地址寄存器<text:span text:style-name="T12">，</text:span></text:p>
      <text:p text:style-name="P1">地址译码器</text:p>
      <text:p text:style-name="P1">存储单元</text:p>
      <text:p text:style-name="P1">数据缓冲器<text:span text:style-name="T12">，要执行的数据存放，连接CPU数据总线。</text:span></text:p>
      <text:p text:style-name="P1">控制电路<text:span text:style-name="T12">，根据CPU控制信号进行操作</text:span></text:p>
      <text:p text:style-name="P8">如<text:span text:style-name="T13">：读入指令与操作数地址，控制器设置操作数地址至AB，存储器获取地址，定位到指定空间，控制总线指示存储器读取空间内容到缓冲器，缓冲器将内容通过数据总线送到CPU寄存器中。</text:span></text:p>
      <text:p text:style-name="P8"/>
      <text:p text:style-name="P8">指令系统<text:span text:style-name="T13">：</text:span></text:p>
      <text:p text:style-name="P8">为系统硬件结构电路中设计好的一系列行为<text:span text:style-name="T14">，指令可以启动这些行为。</text:span></text:p>
      <text:p text:style-name="P8">通过指令译码器来获取对应的控制序列<text:span text:style-name="T14">。</text:span></text:p>
      <text:p text:style-name="P9">P18程序执行过程：</text:p>
      <text:p text:style-name="P10">add al,15h</text:p>
      <text:p text:style-name="P10">从指令寄存器指向存储器地址，读取指令1，通过数据总线送回指令寄存器，分析指令1，如果是操作数，则IP地址送到存储器，读取下个单元，获取操作数，送到数据总线，进入加法暂存器，执行加法，将数据输出到累加器<text:span text:style-name="T15">。</text:span></text:p>
      <text:p text:style-name="P10">每个时钟周期执行一个动作<text:span text:style-name="T15">。</text:span></text:p>
      <text:p text:style-name="P10">冯诺依曼的程序存储与程序控制的计算机原理<text:span text:style-name="T15">。</text:span></text:p>
      <text:p text:style-name="P10"/>
      <text:p text:style-name="P10">＊＊＊＊＊＊＊＊＊＊＊＊＊＊＊＊＊＊＊＊＊＊＊＊＊＊＊＊＊＊＊</text:p>
      <text:p text:style-name="P10">时钟</text:p>
      <text:p text:style-name="P10">时钟信号发生器发出节拍，形成稳定的周期，以指挥元件协同工作。</text:p>
      <text:p text:style-name="P10">决定一个周期的长度，系统执行指令所需的时间，元件性能决定这个操作需要多长时间完成，这就决定了最短周期，然后时钟发生器根据这些来产生固定的频率。</text:p>
      <text:p text:style-name="P10">总线周期分为<text:span text:style-name="T18">T1－T4四个状态，中间等待时为Tw状态。</text:span></text:p>
      <text:p text:style-name="P10"/>
      <text:p text:style-name="P10">总线控制<text:span text:style-name="T20">：对总线控制权的调度</text:span></text:p>
      <text:p text:style-name="P10">地址锁存信号</text:p>
      <text:p text:style-name="P10">数据收发及方向信号</text:p>
      <text:p text:style-name="P10">中断信号处理</text:p>
      <text:p text:style-name="P10">存储与<text:span text:style-name="T21">I／O读写</text:span></text:p>
      <text:p text:style-name="P10"/>
      <text:p text:style-name="P10">地址锁存器<text:span text:style-name="T19">，地址引脚只连接和输出到地址总线的缓存器上，存储器则根据地址来访问对应空间。</text:span></text:p>
      <text:p text:style-name="P10"/>
      <text:p text:style-name="P10">数据总线放大器</text:p>
      <text:p text:style-name="P10"/>
      <text:p text:style-name="P2"/>
      <text:p text:style-name="P1">＊＊＊＊＊＊＊＊＊＊＊＊＊＊＊＊＊＊＊＊＊＊＊＊＊＊＊＊＊＊＊</text:p>
      <text:p text:style-name="P1">页管理机制</text:p>
      <text:p text:style-name="P1">存储空间有要执行的指令与数据，也存放结果。</text:p>
      <text:p text:style-name="P1">按照<text:span text:style-name="T5">CPU的逻辑规则，输入指令，CPU根据指令来操作与定位下一步在哪里。</text:span></text:p>
      <text:p text:style-name="P1">页管理，相当于地址空间区域化，保护在局部</text:p>
      <text:p text:style-name="P1">保护时，所有空间寻找都通过页表来分配与获取，所以不会干扰其它空间的内容。</text:p>
      <text:p text:style-name="P5">分页应该是可以随时申请和注销的，这样存储空间的管理就对于段来说是透明的，不需要考虑物理内存大小，页还可以用虚拟内存来模拟物理内存容量，因此段在使用内存时，有足够的自由。</text:p>
      <text:p text:style-name="P5">否则，代码段就需要提前知道内存的范围，先进行分配，且段寻址需要与实际物理地址对应，如果内存空间碎片化，空间不足等，就需要即时管理，将段空间移动到适合的位置，这只是方法之一，还有其它管理算法，这就是不同操作系统处理不同之处了。</text:p>
      <text:p text:style-name="P5">页管理就是一种管理算法，通过多一层的转换，将物理空间与页空间对应，然后将段寻址的线性地址作为页索引号＋偏移。一个程序使用一套完整的线性地址，而另一个同时运行的程序也可以使用相同的线性地址，但是通过不同的页表结构，就可以在物理空间中不产生冲突。</text:p>
      <text:p text:style-name="P5"/>
      <text:p text:style-name="P1"/>
      <text:p text:style-name="P1"/>
      <text:p text:style-name="P1"/>
      <text:p text:style-name="P1">＊＊＊＊＊＊＊＊＊＊＊＊＊＊＊＊＊＊＊＊＊＊＊＊＊＊＊＊＊＊＊</text:p>
      <text:p text:style-name="P1">从参数获取输入，加起来输出结果，如果非数字则作为0</text:p>
      <text:p text:style-name="P1"/>
      <text:p text:style-name="P1">输入在STACK中，依次POP可获取。第一条是参数COUNT，第二条是命令名。后面为需要的参数。</text:p>
      <text:p text:style-name="P1">参数为字符串，将其转换为数字，依次相加。</text:p>
      <text:p text:style-name="P1">输出结果。</text:p>
      <text:p text:style-name="P1"/>
      <text:p text:style-name="P1">字符串转换数字<text:span text:style-name="T1">atoi</text:span></text:p>
      <text:p text:style-name="P3">检查字符串长度，依次检测每个字符，如果有一个为非数字，则清零出循环。</text:p>
      <text:p text:style-name="P3">如果为数字，则将总结果＊<text:span text:style-name="T2">10再加上当前数字。</text:span></text:p>
      <text:p text:style-name="P3">将结果返回</text:p>
      <text:p text:style-name="P3"/>
      <text:p text:style-name="P4">＊＊＊＊＊＊＊＊＊＊＊＊＊＊＊＊＊＊＊＊＊＊＊＊＊＊＊＊＊＊＊</text:p>
      <text:p text:style-name="P4">数字判断是否为3或5的倍数，只为3则显示FIZZ，只为5则显示BUZZ，又3又5则显示FIZZBUZZ。</text:p>
      <text:p text:style-name="P4"/>
      <text:p text:style-name="P4">方法：</text:p>
      <text:p text:style-name="P4">先除以<text:span text:style-name="T3">3，余数如果不为0，则跳下面，为</text:span><text:span text:style-name="T4">0</text:span><text:span text:style-name="T3">则显示FIZZ；</text:span></text:p>
      <text:p text:style-name="P4">再除以<text:span text:style-name="T3">5，余数如果不为0，则跳下面，为</text:span><text:span text:style-name="T4">0</text:span><text:span text:style-name="T3">则接着显示BUZZ；</text:span></text:p>
      <text:p text:style-name="P4">检查两个余数有<text:span text:style-name="T4">0，则跳下面，都不为0则显示数字；</text:span></text:p>
      <text:p text:style-name="P4">打印换行，调入下个数字。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9:58:55.974548008</meta:creation-date>
    <dc:date>2021-07-12T11:09:40.905529906</dc:date>
    <meta:editing-duration>PT6H22M4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262" meta:word-count="5082" meta:character-count="5651" meta:non-whitespace-character-count="5644"/>
  </office:meta>
</office:document-meta>
</file>